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</text:p>
      <text:p text:style-name="Standard"/>
      <text:p text:style-name="Standard">MVC: Controller = ansvarar för att anropa rätt model och skicka vidare till view (spindeln i nätet)</text:p>
      <text:p text:style-name="Standard"/>
      <text:p text:style-name="Standard">1 Action per view </text:p>
      <text:p text:style-name="Standard"/>
      <text:p text:style-name="Standard">Fat model slim controller, lite som möjligt i controllerna.</text:p>
      <text:p text:style-name="Standard"/>
      <text:p text:style-name="Standard"/>
      <text:p text:style-name="Standard">MVC: VIEW , allt som ska skicka still browsern.</text:p>
      <text:p text:style-name="Standard">Razor</text:p>
      <text:p text:style-name="Standard"/>
      <text:p text:style-name="Standard"/>
      <text:p text:style-name="Standard">Dependency injection, concept som är inbyggt i ASP.NET. Kraftfullt.</text:p>
      <text:p text:style-name="Standard"/>
      <text:p text:style-name="Standard">Fördelar med MVC – Kommer alltid att vara samma mapstruktur.</text:p>
      <text:p text:style-name="Standard"/>
      <text:p text:style-name="Standard">Problem med database, ligger i models, problem med renderingen, ligger i View, problem med navigeringen ligger i controller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2T08:58:06.15</meta:creation-date>
    <meta:generator>OpenOffice/4.1.3$Win32 OpenOffice.org_project/413m1$Build-9783</meta:generator>
    <dc:date>2017-07-12T11:06:35.87</dc:date>
    <dc:creator>Niklas Johansson</dc:creator>
    <meta:editing-duration>PT2H8M29S</meta:editing-duration>
    <meta:editing-cycles>3</meta:editing-cycles>
    <meta:document-statistic meta:table-count="0" meta:image-count="0" meta:object-count="0" meta:page-count="1" meta:paragraph-count="9" meta:word-count="78" meta:character-count="483"/>
  </office:meta>
</office:document-meta>
</file>